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8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Задачи</text:p>
          </table:table-cell>
          <table:table-cell office:value-type="string" calcext:value-type="string">
            <text:p>Кто</text:p>
          </table:table-cell>
          <table:table-cell office:value-type="string" calcext:value-type="string">
            <text:p>Плановая дата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Комментарии</text:p>
          </table:table-cell>
        </table:table-row>
        <table:table-row table:style-name="ro1">
          <table:table-cell office:value-type="string" calcext:value-type="string">
            <text:p>1. Добавление заявок без интеграции с 1С "вручную" по кнопке создать заказ. Для заполнения доступны все поля. Плюс инфо о перевозчике (ниже расписано отдельно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Закачка заявок через excel (шаблон) - пока не делать!!!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. Добавление маршрутов через админку с тарифом за маршрут, за часы (new!) и количество точек (new). Просто добавить поля. Расчеты будем делать отдельно, позже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добавить стоимость за маршрут, добавить изменение</text:p>
          </table:table-cell>
        </table:table-row>
        <table:table-row table:style-name="ro1">
          <table:table-cell table:style-name="ce2" office:value-type="string" calcext:value-type="string">
            <text:p>4. При изменении статуса накладной и МЛ со статусом "доставлено" вводить количество фактичеких часов (пока - вручную)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. При изменении статуса накладной и МЛ возможность выбора ФИО водителя, Номера ТС, Транспортной компании. От этих полей сделать ссылку на добавление транспортной компании. После выполнения п.6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6. Доработка БД - таблица с транспортными компаниями, водителями, номерами ТС - все отдельно.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не выложено на тест</text:p>
          </table:table-cell>
        </table:table-row>
        <table:table-row table:style-name="ro1">
          <table:table-cell office:value-type="string" calcext:value-type="string">
            <text:p>7. К накладной и МЛ - ввод сопроводительных документов - отдельные таблицы с типами ТСД (товаро-сопроводительные документы). Делать по аналогии с претензиями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Модуль взаиморасчетов. Возможность объединения МЛ и накладных в реестр - отдельные таблицы в БД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9. Проверить добавление юзеров через админку. При необходимости исправить. + 13/03, Дмитрий. Клинтский пользователь привязывается по ИНН.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part done</text:p>
          </table:table-cell>
          <table:table-cell office:value-type="string" calcext:value-type="string">
            <text:p>В дальнейшем переделать на ИНН, пока оставить по наименованию</text:p>
          </table:table-cell>
        </table:table-row>
        <table:table-row table:style-name="ro1">
          <table:table-cell table:style-name="ce3" office:value-type="string" calcext:value-type="string">
            <text:p>10. Добавление транспортных компаний, водителей и ТС через админку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27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Добавление заказа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Инфо о заказе от клиента - наименование, внешний номер заказа, стоимость, груз (тоннаж и т.п.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Сразу возможность перехода к составлению маршрута или выбору маршрут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Инфо о перевозчике - всё + стоимость при необходимости (или расчет при выбранном маршруте, или вводить при составлении маршрута?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При добавлении заказа печать доверенности и иных документов - отчеты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Космети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оимости за маршруты – если не поставили "точку", то сохранять как целочисленное значение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рить поиск маршрутов на продуктиве – убрать регистрочувствительность</text:p>
          </table:table-cell>
          <table:table-cell office:value-type="string" calcext:value-type="string">
            <text:p>Роман+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задача – добавить на прод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3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фактических часов – формат целого числа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имизировать поиск инфы по заявке (ИСТОРИЯ СТАТУСОВ) + добавить анимацию при загрузке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К задаче 5 – вывод полей только для роли администратор и диспетчер (диспетчер склада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не удалять записи из базы, а ставить признак "удалено"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задаче 10 – добавить во фронте подтверждение удаления водителей и ТС при удалении транспортной компании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0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задаче 10 – в заявках, где были внесены удаленные ТС, ТЭК, водители – их оставлять для отображения, при внесении при изменении стаутсов не давать для выбора удаленны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при добавлении ТС выбирать ТЭК по краткому названию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 задаче 10 – при добавлении водителя выбирать ТЭК, выбирать ТС по номеру ТС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Возможности ролей по админк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Администратор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Диспетчер</text:p>
          </table:table-cell>
          <table:table-cell/>
        </table:table-row>
        <table:table-row table:style-name="ro1">
          <table:table-cell office:value-type="string" calcext:value-type="string">
            <text:p>Диспетчер склада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 style:data-style-name="N2" text:time-value="15:10:06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33S</meta:editing-duration>
    <meta:editing-cycles>11</meta:editing-cycles>
    <meta:generator>LibreOffice/5.0.2.2$Windows_x86 LibreOffice_project/37b43f919e4de5eeaca9b9755ed688758a8251fe</meta:generator>
    <dc:date>2017-04-30T15:50:12.797000000</dc: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